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" svg:font-family="Albany"/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0.8752in" svg:height="0.6252in" svg:x="1.1193in" svg:y="0.8181in"><text:p/></draw:rect><draw:rect text:anchor-type="paragraph" draw:z-index="1" draw:style-name="gr1" draw:text-style-name="P1" svg:width="0.8752in" svg:height="0.6252in" svg:x="1.7571in" svg:y="1.8217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" svg:font-family="Albany"/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 I</meta:initial-creator>
    <meta:creation-date>2013-01-06T12:45:05.69</meta:creation-date>
    <meta:document-statistic meta:table-count="0" meta:image-count="0" meta:object-count="0" meta:page-count="1" meta:paragraph-count="0" meta:word-count="0" meta:character-count="0"/>
    <dc:date>2013-01-06T12:45:40.50</dc:date>
    <dc:creator>V I</dc:creator>
    <meta:editing-duration>PT35S</meta:editing-duration>
    <meta:editing-cycles>1</meta:editing-cycles>
    <meta:generator>LibreOffice/3.3$Win32 LibreOffice_project/330m19$Build-202</meta:generator>
  </office:meta>
</office:document-meta>
</file>